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63d19" officeooo:paragraph-rsid="00063d1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abf1" officeooo:paragraph-rsid="000bab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0213b" officeooo:paragraph-rsid="0010213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ac7f1" officeooo:paragraph-rsid="001ac7f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f82dd" officeooo:paragraph-rsid="001f82d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37540" officeooo:paragraph-rsid="0023754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656b2" officeooo:paragraph-rsid="002656b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c72be" officeooo:paragraph-rsid="002c72b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2db9ea" officeooo:paragraph-rsid="002db9ea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officeooo:rsid="000514b9" officeooo:paragraph-rsid="000514b9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01449" officeooo:paragraph-rsid="0010144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9a704" officeooo:paragraph-rsid="0019a70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da840" officeooo:paragraph-rsid="001da84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e0fa4" officeooo:paragraph-rsid="001e0fa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1dbba" officeooo:paragraph-rsid="0021dbb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37540" officeooo:paragraph-rsid="0023754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4eec2" officeooo:paragraph-rsid="0024eec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b61ba" officeooo:paragraph-rsid="002b61b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c99b6" officeooo:paragraph-rsid="002c99b6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a914f" officeooo:paragraph-rsid="000a914f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0d63aa" officeooo:paragraph-rsid="000d63aa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0dc26b" officeooo:paragraph-rsid="000dc26b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0e5bf2" officeooo:paragraph-rsid="000e5bf2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101449" officeooo:paragraph-rsid="0010144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0a914f" officeooo:paragraph-rsid="000a914f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d63aa" officeooo:paragraph-rsid="000d63a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0d63aa" officeooo:paragraph-rsid="000d63aa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dc26b" officeooo:paragraph-rsid="000dc26b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e5bf2" officeooo:paragraph-rsid="000e5bf2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01449" officeooo:paragraph-rsid="00101449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0334" officeooo:paragraph-rsid="00120334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9e8e" officeooo:paragraph-rsid="00149e8e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bb67" officeooo:paragraph-rsid="0014bb67" style:font-style-asian="normal" style:font-weight-asian="normal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7d648" officeooo:paragraph-rsid="0017d648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9a704" officeooo:paragraph-rsid="0019a704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bc1e8" officeooo:paragraph-rsid="001bc1e8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da840" officeooo:paragraph-rsid="001da840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e0fa4" officeooo:paragraph-rsid="001e0fa4" style:font-style-asian="normal" style:font-weight-asian="normal" style:font-style-complex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1dbba" officeooo:paragraph-rsid="0021dbba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37540" officeooo:paragraph-rsid="00237540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363e03" officeooo:paragraph-rsid="00363e03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4eec2" officeooo:paragraph-rsid="0024eec2" style:font-style-asian="normal" style:font-weight-asian="normal" style:font-style-complex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70361" officeooo:paragraph-rsid="00270361" style:font-style-asian="normal" style:font-weight-asian="normal" style:font-style-complex="normal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b61ba" officeooo:paragraph-rsid="002b61ba" style:font-style-asian="normal" style:font-weight-asian="normal" style:font-style-complex="normal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c99b6" officeooo:paragraph-rsid="002c99b6" style:font-style-asian="normal" style:font-weight-asian="normal" style:font-style-complex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f9162" officeooo:paragraph-rsid="002f9162" style:font-style-asian="normal" style:font-weight-asian="normal" style:font-style-complex="normal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3382b7" officeooo:paragraph-rsid="003382b7" style:font-style-asian="normal" style:font-weight-asian="normal" style:font-style-complex="normal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33ab28" officeooo:paragraph-rsid="0033ab28" style:font-style-asian="normal" style:font-weight-asian="normal" style:font-style-complex="normal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34d1f2" officeooo:paragraph-rsid="0034d1f2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3be5d8" officeooo:paragraph-rsid="003be5d8" style:font-style-asian="normal" style:font-weight-asian="normal" style:font-style-complex="normal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2c99b6" officeooo:paragraph-rsid="002c99b6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0pt" fo:font-weight="normal" officeooo:rsid="000a914f" officeooo:paragraph-rsid="000a914f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0a914f" officeooo:paragraph-rsid="000a914f" style:font-style-asian="italic" style:font-weight-asian="normal" style:font-style-complex="italic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101449" officeooo:paragraph-rsid="00101449" style:font-style-asian="italic" style:font-weight-asian="normal" style:font-style-complex="italic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2c99b6" officeooo:paragraph-rsid="002c99b6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0a914f"/>
    </style:style>
    <style:style style:name="P57" style:family="paragraph" style:parent-style-name="Standard">
      <style:paragraph-properties fo:text-align="start" style:justify-single-word="false"/>
      <style:text-properties fo:font-size="14pt" fo:font-style="normal" fo:font-weight="bold" officeooo:rsid="000d63aa" officeooo:paragraph-rsid="000d63aa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a840" style:font-style-asian="italic" style:font-style-complex="italic"/>
    </style:style>
    <style:style style:name="T3" style:family="text">
      <style:text-properties fo:font-style="italic" officeooo:rsid="002a3644" style:font-style-asian="italic" style:font-style-complex="italic"/>
    </style:style>
    <style:style style:name="T4" style:family="text">
      <style:text-properties fo:font-style="italic" officeooo:rsid="0030d8e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914f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normal" officeooo:rsid="000a914f" style:font-style-asian="normal" style:font-weight-asian="normal" style:font-style-complex="normal" style:font-weight-complex="normal"/>
    </style:style>
    <style:style style:name="T10" style:family="text">
      <style:text-properties fo:font-size="10pt"/>
    </style:style>
    <style:style style:name="T11" style:family="text">
      <style:text-properties fo:font-size="10pt" fo:font-style="italic" style:font-style-asian="italic" style:font-style-complex="italic"/>
    </style:style>
    <style:style style:name="T12" style:family="text">
      <style:text-properties fo:font-size="10pt" fo:font-style="italic" officeooo:rsid="002955ee" style:font-style-asian="italic" style:font-style-complex="italic"/>
    </style:style>
    <style:style style:name="T1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da840"/>
    </style:style>
    <style:style style:name="T15" style:family="text">
      <style:text-properties officeooo:rsid="002a3644"/>
    </style:style>
    <style:style style:name="T16" style:family="text">
      <style:text-properties officeooo:rsid="002b7eea"/>
    </style:style>
    <style:style style:name="T17" style:family="text">
      <style:text-properties officeooo:rsid="0030d8e4"/>
    </style:style>
    <style:style style:name="T18" style:family="text">
      <style:text-properties officeooo:rsid="003241a2"/>
    </style:style>
    <style:style style:name="T19" style:family="text">
      <style:text-properties officeooo:rsid="0034d1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ils - Form Basics</text:p>
      <text:p text:style-name="P10"/>
      <text:p text:style-name="P1">Forms in HTML</text:p>
      <text:list xml:id="list3133701959" text:style-name="L1">
        <text:list-item>
          <text:p text:style-name="P20">A form in HTML resembles:</text:p>
          <text:list>
            <text:list-header>
              <text:p text:style-name="P52">&lt;<text:span text:style-name="T1">form action='/somepath' method='post'&gt;</text:span></text:p>
              <text:list>
                <text:list-header>
                  <text:p text:style-name="P53">&lt;input type='text'&gt;</text:p>
                  <text:p text:style-name="P53">&lt;!-- other input types --&gt;</text:p>
                  <text:p text:style-name="P53">&lt;input type='submit' value='Submit this form'&gt;</text:p>
                </text:list-header>
              </text:list>
              <text:p text:style-name="P53">&lt;/form&gt;</text:p>
              <text:p text:style-name="P53"/>
            </text:list-header>
            <text:list-item>
              <text:p text:style-name="P20">There are a variety of input tags to choose from such as <text:span text:style-name="T1">button, checkbox, date, hidden, password, radio</text:span><text:span text:style-name="T6">.</text:span></text:p>
            </text:list-item>
            <text:list-item>
              <text:p text:style-name="P56"><text:span text:style-name="T9">The full list here: </text:span><text:a xlink:type="simple" xlink:href="https://www.w3schools.com/html/html_form_input_types.asp" text:style-name="Internet_20_link" text:visited-style-name="Visited_20_Internet_20_Link"><text:span text:style-name="T9">List of Input Tags - Forms</text:span></text:a></text:p>
            </text:list-item>
          </text:list>
        </text:list-item>
      </text:list>
      <text:p text:style-name="P25"/>
      <text:p text:style-name="P2"><text:span text:style-name="T7">V</text:span><text:span text:style-name="T6">iewing Your Form Submission</text:span></text:p>
      <text:list xml:id="list3218110765" text:style-name="L2">
        <text:list-item>
          <text:p text:style-name="P21"><text:span text:style-name="T6">To see what your form submits to Rails, open </text:span><text:span text:style-name="T11">rails server <text:s/></text:span><text:span text:style-name="T6">to see the output that gets printed to the console.</text:span></text:p>
        </text:list-item>
        <text:list-item>
          <text:p text:style-name="P26">Whenever a basic form is submitted, it should include lines such as: http request, processing by controller, and parameters.</text:p>
          <text:list>
            <text:list-item>
              <text:p text:style-name="P26">The first line tells which HTTP method was used and which route the form went to.</text:p>
            </text:list-item>
            <text:list-item>
              <text:p text:style-name="P26">The second line tells us which controller and action the form will be handled by.</text:p>
            </text:list-item>
            <text:list-item>
              <text:p text:style-name="P21"><text:span text:style-name="T6">The third line will contain all information that will be in the </text:span><text:span text:style-name="T11">params </text:span><text:span text:style-name="T6">hash for the controller to use.</text:span></text:p>
            </text:list-item>
          </text:list>
        </text:list-item>
      </text:list>
      <text:p text:style-name="P27"/>
      <text:p text:style-name="P57">Rails Forms</text:p>
      <text:list xml:id="list3778219663" text:style-name="L3">
        <text:list-item>
          <text:p text:style-name="P28">You cannot build plain vanilla forms in Rails views. It will cause an error or time out.</text:p>
          <text:list>
            <text:list-item>
              <text:p text:style-name="P22"><text:span text:style-name="T6">This is how Rails by default, protects the application from </text:span><text:span text:style-name="T8">cross-site request forgery </text:span><text:span text:style-name="T6">(csrf) attacks.</text:span></text:p>
            </text:list-item>
            <text:list-item>
              <text:p text:style-name="P23"><text:span text:style-name="T6">Rails will require you to verify that the form was actually submitted from a page you generated. This is done with an </text:span><text:span text:style-name="T8">authenticity token</text:span><text:span text:style-name="T6"> which helps Rails match the form with your session and the application.</text:span></text:p>
              <text:p text:style-name="P29"/>
            </text:list-item>
          </text:list>
        </text:list-item>
        <text:list-item>
          <text:p text:style-name="P24"><text:span text:style-name="T6">Rails provides you a method to generate an authenticity token with: </text:span><text:span text:style-name="T11">form_authenticity_token</text:span></text:p>
          <text:list>
            <text:list-item>
              <text:p text:style-name="P30">It will looks something like: </text:p>
              <text:list>
                <text:list-header>
                  <text:p text:style-name="P54">&lt;input type='hidden' name='authenticity_token' value="&lt;%= form_authenticity_token %&gt;"&gt;</text:p>
                </text:list-header>
              </text:list>
            </text:list-item>
          </text:list>
        </text:list-item>
        <text:list-item>
          <text:p text:style-name="P50">A CSRF token is a user-specific token in all form submissions and side-effect URLs to prevent CSRF attacks.</text:p>
          <text:list>
            <text:list-item>
              <text:p text:style-name="P50">A cross-site request forgery attack is an exploit where unauthorized commands are submitted from a user that the web application trusts.</text:p>
            </text:list-item>
          </text:list>
        </text:list-item>
      </text:list>
      <text:p text:style-name="P11"/>
      <text:p text:style-name="P3">Making Forms into Params</text:p>
      <text:list xml:id="list2698036753" text:style-name="L4">
        <text:list-item>
          <text:p text:style-name="P31">Each input is structured differently, but all input tags has a <text:span text:style-name="T11">name </text:span>attribute.</text:p>
          <text:list>
            <text:list-item>
              <text:p text:style-name="P31">The <text:span text:style-name="T13">name </text:span>attribute tells Rails what it should call the information entered in the input field when it creates the <text:span text:style-name="T11">params </text:span>hash.</text:p>
              <text:list>
                <text:list-item>
                  <text:p text:style-name="P32">example: <text:span text:style-name="T11">&lt;input type='text' name='description'&gt; </text:span>will result in the <text:span text:style-name="T11">params </text:span>hash having a key called description that you can access inside your controller.</text:p>
                </text:list-item>
              </text:list>
            </text:list-item>
          </text:list>
        </text:list-item>
        <text:list-item>
          <text:p text:style-name="P33">Using the <text:span text:style-name="T5">name</text:span> attribute lets you nest form data into hashes which neatly arranges the data into groups that can be accessed separately by the controller.</text:p>
          <text:list>
            <text:list-item>
              <text:p text:style-name="P33"><text:soft-page-break/>Using hard brackets within the <text:span text:style-name="T5">name</text:span> attribute nests data.</text:p>
              <text:list>
                <text:list-item>
                  <text:p text:style-name="P33">example: <text:span text:style-name="T11">&lt;input type='text' name="user[first_name]"&gt;</text:span></text:p>
                </text:list-item>
                <text:list-item>
                  <text:p text:style-name="P34">Inputs with <text:span text:style-name="T11">user[var_name]</text:span> will be transformed into a nested hash under the :user key.</text:p>
                </text:list-item>
              </text:list>
            </text:list-item>
            <text:list-item>
              <text:p text:style-name="P35">Specific parameters of the <text:span text:style-name="T11">params</text:span> hash can be accessed like: <text:span text:style-name="T11">params[:user][:email]</text:span></text:p>
            </text:list-item>
          </text:list>
        </text:list-item>
      </text:list>
      <text:p text:style-name="P12"/>
      <text:p text:style-name="P4">Form Helpers: form_with</text:p>
      <text:list xml:id="list1832679155" text:style-name="L5">
        <text:list-item>
          <text:p text:style-name="P36">Th<text:span text:style-name="T14">e </text:span><text:span text:style-name="T2">form_with</text:span><text:span text:style-name="T14"> helper provided by Rails helps automate some parts of creating forms.</text:span></text:p>
        </text:list-item>
      </text:list>
      <text:p text:style-name="P13"/>
      <text:list xml:id="list152412234854813" text:continue-numbering="true" text:style-name="L5">
        <text:list-item>
          <text:p text:style-name="P37">The <text:span text:style-name="T1">form_with</text:span> helper takes a block representing all inputs to the form. It also takes care of the CSRF security token by automatically creating the hidden input necessary.</text:p>
          <text:list>
            <text:list-item>
              <text:p text:style-name="P37">The <text:span text:style-name="T1">form_with</text:span> helper then can be passed arguments to tell it which path to submit to (default is current page) and which method to use.</text:p>
            </text:list-item>
            <text:list-item>
              <text:p text:style-name="P37">Within the <text:span text:style-name="T1">form_with</text:span> helper, there are tag helpers that create specific tags for you, such as <text:span text:style-name="T1">text_field_tag</text:span>. </text:p>
            </text:list-item>
          </text:list>
        </text:list-item>
        <text:list-item>
          <text:p text:style-name="P38">Some things to keep in mind with <text:span text:style-name="T1">form_with</text:span></text:p>
          <text:list>
            <text:list-item>
              <text:p text:style-name="P38">The ID of the inputs matches the name.</text:p>
            </text:list-item>
            <text:list-item>
              <text:p text:style-name="P38">The second line ends with <text:span text:style-name="T1">as JS</text:span> rather than <text:span text:style-name="T1">as HTML</text:span> when you look at your output in your console after submitting the form. By default, all forms using <text:span text:style-name="T1">form_with</text:span> will submit data using an XHR (Ajax) request.</text:p>
              <text:list>
                <text:list-item>
                  <text:p text:style-name="P38">This means a full request cycle doesn't occur and the page doesn't reload when the form is submitted. To disable to this, include <text:span text:style-name="T11">local: true</text:span> when building your form.</text:p>
                </text:list-item>
              </text:list>
            </text:list-item>
          </text:list>
        </text:list-item>
      </text:list>
      <text:p text:style-name="P14"/>
      <text:p text:style-name="P5">Using Models With Form_with Helper</text:p>
      <text:list xml:id="list3071023160" text:style-name="L6">
        <text:list-item>
          <text:p text:style-name="P39">Pass a model to <text:span text:style-name="T1">form_with</text:span> to make the form submit to the URL for that object.</text:p>
          <text:list>
            <text:list-item>
              <text:p text:style-name="P39">example: passing <text:span text:style-name="T11">model: @article </text:span>to <text:span text:style-name="T1">form_with</text:span> will submit to the URL for creating an Article.</text:p>
            </text:list-item>
            <text:list-item>
              <text:p text:style-name="P39">The <text:span text:style-name="T1">#new</text:span> action in controller creates a new (unsaved) instance of your object and passes it to the view. </text:p>
              <text:list>
                <text:list-item>
                  <text:p text:style-name="P39">In that view, will be the form to fill out the object and a submit button which sends a response with method: post and use <text:span text:style-name="T1">#create</text:span> action in controller.</text:p>
                </text:list-item>
              </text:list>
            </text:list-item>
          </text:list>
        </text:list-item>
      </text:list>
      <text:p text:style-name="P15"/>
      <text:list xml:id="list152412837340836" text:continue-numbering="true" text:style-name="L6">
        <text:list-item>
          <text:p text:style-name="P40">The <text:span text:style-name="T1">form_with</text:span> will also check if the model article has been saved yet.</text:p>
          <text:list>
            <text:list-item>
              <text:p text:style-name="P40">If it is a new object, it will send the form to your <text:span text:style-name="T1">#create</text:span> action.</text:p>
            </text:list-item>
            <text:list-item>
              <text:p text:style-name="P40">If it is an existing object, it will send the form to you <text:span text:style-name="T1">#update </text:span>action.</text:p>
            </text:list-item>
            <text:list-item>
              <text:p text:style-name="P41">This is figured out by asking <text:span text:style-name="T11">record.persisted? </text:span>to determine if the record is new.</text:p>
            </text:list-item>
          </text:list>
        </text:list-item>
      </text:list>
      <text:p text:style-name="P16"/>
      <text:p text:style-name="P6">Deprecated Form Helpers: form_tag and form_for</text:p>
      <text:list xml:id="list2373477788" text:style-name="L7">
        <text:list-item>
          <text:p text:style-name="P42">The <text:span text:style-name="T1">form_tag</text:span> and <text:span text:style-name="T1">form_for</text:span> are soft-deprecated, but still can be seen in existing codebases.</text:p>
          <text:list>
            <text:list-item>
              <text:p text:style-name="P42"><text:span text:style-name="T1">form_for </text:span>takes a model.</text:p>
            </text:list-item>
            <text:list-item>
              <text:p text:style-name="P42"><text:span text:style-name="T1">form_tag</text:span> takes a URL. (used when you need a form but don't have an underlying model)</text:p>
            </text:list-item>
          </text:list>
        </text:list-item>
        <text:list-item>
          <text:p text:style-name="P42">The <text:span text:style-name="T1">form_with</text:span> helper can be used with either a model <text:span text:style-name="T11">form_with(model: @user) </text:span>or a URL <text:span text:style-name="T11">form_with(url: users_path)</text:span>.</text:p>
        </text:list-item>
      </text:list>
      <text:p text:style-name="P17"/>
      <text:p text:style-name="P7">Forms and Validations</text:p>
      <text:list xml:id="list598543964" text:style-name="L8">
        <text:list-item>
          <text:p text:style-name="P43">When any validations are failed, they are placed into a object called errors. These errors can be accessed by <text:span text:style-name="T11">your_object_name.errors </text:span><text:span text:style-name="T12">. </text:span><text:span text:style-name="T15">Those errors have a couple of helper methods (</text:span><text:span text:style-name="T3">#count, #full_messages)</text:span><text:span text:style-name="T15">which lets you display them nicely in the browser.</text:span></text:p>
          <text:p text:style-name="P43"/>
        </text:list-item>
        <text:list-item>
          <text:p text:style-name="P44"><text:soft-page-break/>Rails also handles errors automatically too <text:span text:style-name="T16">if a form is rednered for a specific model object, </text:span>by wrapping a special &lt;div&gt; element around the field with the class <text:span text:style-name="T1">field_with_errors</text:span> which can be applied CSS.</text:p>
        </text:list-item>
      </text:list>
      <text:p text:style-name="P18"/>
      <text:p text:style-name="P8">Making PATCH and DELETE Submissions</text:p>
      <text:list xml:id="list1824848463" text:style-name="L9">
        <text:list-item>
          <text:p text:style-name="P45">Browsers only support GET and POST requests. Rails give you a way to perform PATCH and DELETE requests by using a hidden field named '_method' into your form.</text:p>
          <text:list>
            <text:list-item>
              <text:p text:style-name="P55">&lt;input name='_method' type='hidden' value='patch'&gt;</text:p>
            </text:list-item>
          </text:list>
        </text:list-item>
        <text:list-item>
          <text:p text:style-name="P51"><text:span text:style-name="T6">To tell Rails to add this into your form, pass this option to </text:span>form_with<text:span text:style-name="T6">:</text:span></text:p>
          <text:list>
            <text:list-item>
              <text:p text:style-name="P51">method: 'patch'</text:p>
            </text:list-item>
          </text:list>
        </text:list-item>
      </text:list>
      <text:p text:style-name="P19"/>
      <text:p text:style-name="P9">Controller-Side Refresher</text:p>
      <text:list xml:id="list1935548683" text:style-name="L10">
        <text:list-item>
          <text:p text:style-name="P46">Summary of basic controller setup for handling <text:span text:style-name="T1">#new</text:span> action and <text:span text:style-name="T1">#create</text:span> action.</text:p>
          <text:list>
            <text:list-item>
              <text:p text:style-name="P46">The user goes <text:span text:style-name="T17">to a path with a </text:span><text:span text:style-name="T4">#new</text:span><text:span text:style-name="T17"> action</text:span><text:span text:style-name="T18">.</text:span></text:p>
            </text:list-item>
            <text:list-item>
              <text:p text:style-name="P47">The #new action creates a new (unsaved) instance variable of the model and passes it to the view, <text:span text:style-name="T11">new.html.erb</text:span></text:p>
            </text:list-item>
            <text:list-item>
              <text:p text:style-name="P48">The view probably has a <text:span text:style-name="T11">form_with (model: @user) </text:span><text:span text:style-name="T19">to fill out the new object.</text:span></text:p>
            </text:list-item>
            <text:list-item>
              <text:p text:style-name="P49">Once the form is submitted, the <text:span text:style-name="T1">#create</text:span> action will build another new object with the parameters we explicitly tell it are okay.</text:p>
            </text:list-item>
            <text:list-item>
              <text:p text:style-name="P49">If that instance can be saved to the database, it will go to the object's <text:span text:style-name="T11">show.html.erb</text:span><text:span text:style-name="T10"> </text:span>page.</text:p>
              <text:list>
                <text:list-item>
                  <text:p text:style-name="P49">If the object cannot be saved, it will rerender <text:span text:style-name="T11">new.html.erb </text:span>with the object instance that will still have errors attached to it.</text:p>
                </text:list-item>
              </text:list>
            </text:list-item>
            <text:list-item>
              <text:p text:style-name="P49">Then our form will handle the errors by outputting or some other metho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3:30:16.775678149</meta:creation-date>
    <meta:generator>LibreOffice/6.4.7.2$Linux_X86_64 LibreOffice_project/40$Build-2</meta:generator>
    <dc:date>2021-12-17T15:24:11.403300626</dc:date>
    <meta:editing-duration>PT2H1M29S</meta:editing-duration>
    <meta:editing-cycles>43</meta:editing-cycles>
    <meta:document-statistic meta:table-count="0" meta:image-count="0" meta:object-count="0" meta:page-count="3" meta:paragraph-count="77" meta:word-count="1101" meta:character-count="6261" meta:non-whitespace-character-count="5297"/>
  </office:meta>
</office:document-meta>
</file>